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9.91cm"/>
    </style:style>
    <style:style style:name="P1" style:family="paragraph">
      <style:paragraph-properties style:text-autospace="none"/>
    </style:style>
    <style:style style:name="P2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fo:font-family="'Times New Roman'" style:font-family-generic="roman" style:font-pitch="variable" fo:font-size="8pt" fo:font-weight="normal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2.304cm" svg:height="10.16cm" svg:x="2.436cm" svg:y="1.635cm">
          <draw:text-box>
            <text:p><text:span text:style-name="T1">1. public class ClusteringVertex extends Vertex&lt;TwoIntWritable, TwoIntWritable&gt; {</text:span></text:p>
            <text:p><text:span text:style-name="T2">2. </text:span></text:p>
            <text:p><text:span text:style-name="T3">3. <text:s text:c="6"/>@Override</text:span></text:p>
            <text:p text:style-name="P1"><text:span text:style-name="T2">4. <text:s text:c="6"/>public void compute(Iterable&lt;TwoIntWritable&gt; messageValues, int superstepNo){</text:span></text:p>
            <text:p text:style-name="P1"><text:span text:style-name="T2">5. <text:s text:c="10"/>if (superstepNo == 1) {</text:span></text:p>
            <text:p text:style-name="P1"><text:span text:style-name="T2">6. <text:s text:c="14"/>Set&lt;Integer&gt; clusterCenters = getGlobalObjects(“cluster-centers”);</text:span></text:p>
            <text:p text:style-name="P1"><text:span text:style-name="T2">7. <text:s text:c="14"/>setValue(clusterCenters.contains(getId()) ? </text:span></text:p>
            <text:p text:style-name="P1"><text:span text:style-name="T2">8. <text:s text:c="20"/>new TwoIntWritable(0, getId()) : new TwoIntWritable(Integer.MAX_VALUE, null));</text:span></text:p>
            <text:p text:style-name="P1"><text:span text:style-name="T2">9. <text:s text:c="14"/>if (clusterCenters.contains(getId())) {</text:span></text:p>
            <text:p text:style-name="P1"><text:span text:style-name="T2">10.</text:span><text:span text:style-name="T2"><text:tab/></text:span><text:span text:style-name="T2"> <text:s text:c="2"/>sendMessages(getNeighborIds(), getValue());</text:span></text:p>
            <text:p text:style-name="P1"><text:span text:style-name="T2">11. <text:s text:c="13"/>}</text:span></text:p>
            <text:p text:style-name="P1"><text:span text:style-name="T2">12. <text:s text:c="9"/>} else {</text:span></text:p>
            <text:p text:style-name="P1"><text:span text:style-name="T2">13. <text:s text:c="13"/>int minDistance = getValue().value().fst;</text:span></text:p>
            <text:p text:style-name="P1"><text:span text:style-name="T2">14. <text:s text:c="13"/>int minDistanceClusterId = getValue().value().snd;</text:span></text:p>
            <text:p text:style-name="P1"><text:span text:style-name="T2">15. <text:s text:c="13"/>for (TwoIntWritable message : messageValues) {</text:span></text:p>
            <text:p text:style-name="P1"><text:span text:style-name="T2">16. <text:s text:c="17"/>if (message.value().fst &lt; minValue) {</text:span></text:p>
            <text:p text:style-name="P1"><text:span text:style-name="T2">17. <text:s text:c="22"/>minValue = message.value();</text:span></text:p>
            <text:p text:style-name="P1"><text:span text:style-name="T2">18. <text:s text:c="22"/>minDistanceClusterId = message().value().snd;</text:span></text:p>
            <text:p text:style-name="P1"><text:span text:style-name="T2">19.</text:span><text:span text:style-name="T2"><text:tab/></text:span><text:span text:style-name="T2"> <text:s text:c="3"/>}</text:span></text:p>
            <text:p text:style-name="P1"><text:span text:style-name="T2">20. <text:s text:c="13"/>}</text:span></text:p>
            <text:p text:style-name="P1"><text:span text:style-name="T2">21. <text:s text:c="13"/>if (minDistance &lt; getValue().value().fst) {</text:span></text:p>
            <text:p text:style-name="P1"><text:span text:style-name="T2">22. <text:s text:c="17"/>setValue(new TwoIntWritable(minDistance, minDistanceClusterId));</text:span></text:p>
            <text:p text:style-name="P1"><text:span text:style-name="T2">23. <text:s text:c="17"/>sendMessages(getNeighborIds(), getValue());</text:span></text:p>
            <text:p text:style-name="P1"><text:span text:style-name="T2">24. <text:s text:c="13"/>} else {</text:span></text:p>
            <text:p text:style-name="P1"><text:span text:style-name="T2">25. <text:s text:c="17"/>voteToHalt();</text:span></text:p>
            <text:p text:style-name="P1"><text:span text:style-name="T2">26. <text:s text:c="13"/>}</text:span></text:p>
            <text:p text:style-name="P1"><text:span text:style-name="T2">27. <text:s text:c="9"/>}</text:span></text:p>
            <text:p text:style-name="P1"><text:span text:style-name="T2">28. <text:s text:c="5"/>}</text:span></text:p>
            <text:p text:style-name="P1"><text:span text:style-name="T2">29.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963cm" fo:margin-left="0.524cm" fo:margin-right="4.93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2-28T22:50:35</dc:date>
    <dc:creator>Semih Salihoglu</dc:creator>
    <meta:editing-duration>PT22H28M09S</meta:editing-duration>
    <meta:editing-cycles>43</meta:editing-cycles>
    <meta:generator>OpenOffice.org/3.2$Unix OpenOffice.org_project/320m19$Build-9505</meta:generator>
    <meta:document-statistic meta:object-count="1"/>
  </office:meta>
</office:document-meta>
</file>